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13.982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0.841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2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7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2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north_leather,itm_north_leather_ok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7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2h_sword,itm_gondor_2h_swo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2h_sword,itm_gondor_2h_swo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2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7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7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7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armor_a,itm_isen_orc_armor_b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orc_simple_spear,itm_orc_bill_bad,itm_orc_bill_bad,itm_orc_slasher,itm_orc_slasher_heavy,itm_orc_slasher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orc_simple_spear,itm_orc_bill_bad,itm_orc_bill_bad,itm_orc_slasher,itm_orc_slasher_heavy,itm_orc_slasher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_bad,itm_orc_slasher_heavy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_bad,itm_orc_slasher_heavy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slasher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slashe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slashe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twohand_wood_club,itm_orc_falchion_bad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orc_throwing_arrow,itm_twohand_wood_club,itm_orc_falchion_bad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orc_throwing_arrow,itm_twohand_wood_club,itm_orc_falchion_bad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throwing_arrow,itm_orc_falchion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throwing_arrow,itm_orc_falchion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_heavy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throwing_arrow,itm_orc_falchion_heavy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throwing_arrow,itm_orc_falchion_heavy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b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b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weapon_master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a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a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b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b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b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b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itm_orc_two_handed_axe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two_handed_axe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two_handed_axe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orc_battle_axe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orc_battle_axe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orc_battle_axe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2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1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2"/>
        <table:table-row table:style-name="ro7">
          <table:table-cell table:number-columns-repeated="7"/>
          <table:table-cell table:style-name="ce71" office:value-type="string" calcext:value-type="string">
            <text:p>Char 1</text:p>
          </table:table-cell>
          <table:table-cell table:style-name="ce71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2</text:p>
          </table:table-cell>
          <table:table-cell table:style-name="ce71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3</text:p>
          </table:table-cell>
          <table:table-cell table:style-name="ce71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4</text:p>
          </table:table-cell>
          <table:table-cell table:style-name="ce71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5</text:p>
          </table:table-cell>
          <table:table-cell table:style-name="ce71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6</text:p>
          </table:table-cell>
          <table:table-cell table:style-name="ce71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7</text:p>
          </table:table-cell>
          <table:table-cell table:style-name="ce71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7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.00.0000</text:date>, <text:time style:data-style-name="N2" text:time-value="10:01:06.96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1-07-24T10:12:18.655000000</dc:date>
    <meta:editing-cycles>510</meta:editing-cycles>
    <meta:editing-duration>P6DT52M53S</meta:editing-duration>
    <dc:creator>Jöran Balks</dc:creator>
    <meta:document-statistic meta:table-count="2" meta:cell-count="7112" meta:object-count="0"/>
  </office:meta>
</office:document-meta>
</file>